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.setRecsrc( String rec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setMode( String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set_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Value( String expr , String c , String mode , String rec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.Value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